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2a8" officeooo:paragraph-rsid="000732a8"/>
    </style:style>
    <style:style style:name="P2" style:family="paragraph" style:parent-style-name="Standard">
      <style:text-properties officeooo:rsid="000732a8" officeooo:paragraph-rsid="000b797f"/>
    </style:style>
    <style:style style:name="P3" style:family="paragraph" style:parent-style-name="Standard">
      <style:text-properties fo:font-weight="bold" officeooo:rsid="000732a8" officeooo:paragraph-rsid="000732a8" style:font-weight-asian="bold" style:font-weight-complex="bold"/>
    </style:style>
    <style:style style:name="P4" style:family="paragraph" style:parent-style-name="Standard">
      <style:text-properties fo:font-size="22pt" fo:font-weight="bold" officeooo:rsid="000732a8" officeooo:paragraph-rsid="000732a8" style:font-size-asian="22pt" style:font-weight-asian="bold" style:font-size-complex="22pt" style:font-weight-complex="bold"/>
    </style:style>
    <style:style style:name="T1" style:family="text">
      <style:text-properties officeooo:rsid="000bca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ee1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pisak atributa za slike- Shopping-page</text:p>
      <text:p text:style-name="P1"/>
      <text:p text:style-name="P3">slika <text:s/>a-1-unsplashSueaSivilaisith.jpg</text:p>
      <text:p text:style-name="P1"/>
      <text:p text:style-name="P1"><text:span text:style-name="T2">for atribute: <text:s/></text:span>Photo by &lt;a href="https://unsplash.com/@suea?utm_source=unsplash&amp;utm_medium=referral&amp;utm_content=creditCopyText"&gt;Suea Sivilaisith&lt;/a&gt; on &lt;a href="https://unsplash.com/s/photos/sandwich?utm_source=unsplash&amp;utm_medium=referral&amp;utm_content=creditCopyText"&gt;Unsplash&lt;/a&gt;</text:p>
      <text:p text:style-name="P1"><text:s text:c="2"/></text:p>
      <text:p text:style-name="P1"/>
      <text:p text:style-name="P1"/>
      <text:p text:style-name="P2"><text:span text:style-name="T2">slika</text:span><text:span text:style-name="T3"> <text:s text:c="2"/>a-2-unsplashEilivAceron.jpg</text:span></text:p>
      <text:p text:style-name="P2"><text:s text:c="2"/></text:p>
      <text:p text:style-name="P1"><text:span text:style-name="T2">for atribute:</text:span> Photo by &lt;a href="https://unsplash.com/@shootdelicious?utm_source=unsplash&amp;utm_medium=referral&amp;utm_content=creditCopyText"&gt;Eiliv Aceron&lt;/a&gt; on &lt;a href="https://unsplash.com/s/photos/sandwich?utm_source=unsplash&amp;utm_medium=referral&amp;utm_content=creditCopyText"&gt;Unsplash&lt;/a&gt;</text:p>
      <text:p text:style-name="P1"><text:s text:c="2"/></text:p>
      <text:p text:style-name="P1"/>
      <text:p text:style-name="P1"/>
      <text:p text:style-name="P1"><text:span text:style-name="T2">slika<text:tab/>a-3-unsplashAigarsPeda.jpg</text:span> </text:p>
      <text:p text:style-name="P1"/>
      <text:p text:style-name="P1"><text:span text:style-name="T2">for atribute: </text:span>Photo by &lt;a href="https://unsplash.com/@aigars?utm_source=unsplash&amp;utm_medium=referral&amp;utm_content=creditCopyText"&gt;Aigars Peda&lt;/a&gt; on &lt;a href="https://unsplash.com/s/photos/sandwich?utm_source=unsplash&amp;utm_medium=referral&amp;utm_content=creditCopyText"&gt;Unsplash&lt;/a&gt;</text:p>
      <text:p text:style-name="P1"><text:s text:c="2"/></text:p>
      <text:p text:style-name="P1"/>
      <text:p text:style-name="P3">slika<text:tab/> <text:span text:style-name="T1">a-4-unsplashMahyarMotebassem.jpg</text:span></text:p>
      <text:p text:style-name="P1"/>
      <text:p text:style-name="P1"><text:span text:style-name="T2">for atribute: </text:span>Photo by &lt;a href="https://unsplash.com/@mahyarmotebassem?utm_source=unsplash&amp;utm_medium=referral&amp;utm_content=creditCopyText"&gt;mahyar motebassem&lt;/a&gt; on &lt;a href="https://unsplash.com/s/photos/sandwich?utm_source=unsplash&amp;utm_medium=referral&amp;utm_content=creditCopyText"&gt;Unsplash&lt;/a&gt;</text:p>
      <text:p text:style-name="P1"><text:s text:c="2"/></text:p>
      <text:p text:style-name="P1"/>
      <text:p text:style-name="P3">slika<text:tab/> </text:p>
      <text:p text:style-name="P3"/>
      <text:p text:style-name="P3">for atribute:</text:p>
      <text:p text:style-name="P3"/>
      <text:p text:style-name="P3"/>
      <text:p text:style-name="P3">slika </text:p>
      <text:p text:style-name="P3"/>
      <text:p text:style-name="P3">for atribute:</text:p>
      <text:p text:style-name="P3"/>
      <text:p text:style-name="P3">slika </text:p>
      <text:p text:style-name="P3"/>
      <text:p text:style-name="P3">for atribute:</text:p>
      <text:p text:style-name="P3"/>
      <text:p text:style-name="P3">slika </text:p>
      <text:p text:style-name="P3"/>
      <text:p text:style-name="P3"><text:soft-page-break/>for atribute:</text:p>
      <text:p text:style-name="P3"/>
      <text:p text:style-name="P3">slika </text:p>
      <text:p text:style-name="P3"/>
      <text:p text:style-name="P3">for atribute:</text:p>
      <text:p text:style-name="P3"/>
      <text:p text:style-name="P3"/>
      <text:p text:style-name="P3">slika </text:p>
      <text:p text:style-name="P3"/>
      <text:p text:style-name="P3">for atribute:</text:p>
      <text:p text:style-name="P3"/>
      <text:p text:style-name="P3">slika </text:p>
      <text:p text:style-name="P3"/>
      <text:p text:style-name="P3">for atribute:</text:p>
      <text:p text:style-name="P1"/>
      <text:p text:style-name="P3">slika </text:p>
      <text:p text:style-name="P3"/>
      <text:p text:style-name="P3">for atribute:</text:p>
      <text:p text:style-name="P3"/>
      <text:p text:style-name="P3">slika </text:p>
      <text:p text:style-name="P3"/>
      <text:p text:style-name="P3">for atribute:</text:p>
      <text:p text:style-name="P3"/>
      <text:p text:style-name="P3">slika </text:p>
      <text:p text:style-name="P3"/>
      <text:p text:style-name="P3">for atribute:</text:p>
      <text:p text:style-name="P3"/>
      <text:p text:style-name="P3">slika </text:p>
      <text:p text:style-name="P3"/>
      <text:p text:style-name="P3">for atribute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9:19:34.833835146</meta:creation-date>
    <dc:date>2022-10-04T19:43:11.750770853</dc:date>
    <meta:editing-duration>PT13M24S</meta:editing-duration>
    <meta:editing-cycles>8</meta:editing-cycles>
    <meta:generator>LibreOffice/7.3.6.2$Linux_X86_64 LibreOffice_project/30$Build-2</meta:generator>
    <meta:document-statistic meta:table-count="0" meta:image-count="0" meta:object-count="0" meta:page-count="2" meta:paragraph-count="36" meta:word-count="86" meta:character-count="1537" meta:non-whitespace-character-count="1454"/>
  </office:meta>
</office:document-meta>
</file>